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style:font-name="Century Schoolbook L" fo:font-size="12pt" officeooo:rsid="00099307" officeooo:paragraph-rsid="00099307" style:font-size-asian="12pt" style:font-size-complex="12pt"/>
    </style:style>
    <style:style style:name="P2" style:family="paragraph" style:parent-style-name="Standard">
      <style:text-properties style:font-name="Century Schoolbook L" fo:font-size="12pt" officeooo:rsid="00099307" officeooo:paragraph-rsid="000bbec2" style:font-size-asian="12pt" style:font-size-complex="12pt"/>
    </style:style>
    <style:style style:name="P3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fo:font-size="12pt" officeooo:rsid="00099307" officeooo:paragraph-rsid="00099307" style:font-size-asian="12pt" style:font-size-complex="12pt"/>
    </style:style>
    <style:style style:name="P4" style:family="paragraph" style:parent-style-name="Standard">
      <style:paragraph-properties fo:padding="0.074cm" fo:border-left="none" fo:border-right="none" fo:border-top="none" fo:border-bottom="0.06pt solid #000000" style:join-border="false"/>
      <style:text-properties style:font-name="Century Schoolbook L" fo:font-size="12pt" officeooo:rsid="00099307" officeooo:paragraph-rsid="000bbec2" style:font-size-asian="12pt" style:font-size-complex="12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Century Schoolbook L" fo:font-size="12pt" officeooo:rsid="00099307" officeooo:paragraph-rsid="00099307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 multiplas realidades,</text:p>
      <text:p text:style-name="P1">Projetam-se infimas perspectivas;</text:p>
      <text:p text:style-name="P1"/>
      <text:p text:style-name="Standard">De dentro para fora,</text:p>
      <text:p text:style-name="P1">O externo é canalizado pelo</text:p>
      <text:p text:style-name="P1">Modificador que é o indivíduo:</text:p>
      <text:p text:style-name="P1">Mistura mutuamente a falta de </text:p>
      <text:p text:style-name="P1">Horizontes,</text:p>
      <text:p text:style-name="P1">Com toda a ambiguidade possível,</text:p>
      <text:p text:style-name="P1">Tornando paradoxal,</text:p>
      <text:p text:style-name="P1">Qualquer projeção que se possa </text:p>
      <text:p text:style-name="P1">conceber;</text:p>
      <text:p text:style-name="P1"/>
      <text:p text:style-name="P1">O indivíduo que não é centro do ser,</text:p>
      <text:p text:style-name="P1">Percebe na expressão,</text:p>
      <text:p text:style-name="P1">O que não se é mais,</text:p>
      <text:p text:style-name="P1">Pois jás no passado,</text:p>
      <text:p text:style-name="P1">Como aquilo que fora outrora;</text:p>
      <text:p text:style-name="P1"/>
      <text:p text:style-name="P1">Identifica-se como semelhante,</text:p>
      <text:p text:style-name="P1">Como fragmento de arte perdida,</text:p>
      <text:p text:style-name="P1">Perspectiva qualquer,</text:p>
      <text:p text:style-name="P1">Em meio ao todo dos tudos,</text:p>
      <text:p text:style-name="P1">Nota que,</text:p>
      <text:p text:style-name="P1">De vista,</text:p>
      <text:p text:style-name="P1">Se faz despercebida.</text:p>
      <text:p text:style-name="P1"/>
      <text:p text:style-name="P1">15/10/2016</text:p>
      <text:p text:style-name="P3"/>
      <text:p text:style-name="P1"/>
      <text:p text:style-name="P1">O espaço se movimenta no espaço</text:p>
      <text:p text:style-name="P1">tridimensional, gerando a percepção</text:p>
      <text:p text:style-name="P1">temporal. Elevar um objeto a um tempo</text:p>
      <text:p text:style-name="P1">passado, deve requerer a energia futura e</text:p>
      <text:p text:style-name="P1">passada que este vai percorrer. A energia</text:p>
      <text:p text:style-name="P1">para além do tempo é de além</text:p>
      <text:p text:style-name="P1">dimensões, seja menor ou maior que 3D.</text:p>
      <text:p text:style-name="P1"/>
      <text:p text:style-name="P1">24/09/2016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Dissonantes divagações, </text:p>
      <text:p text:style-name="P1">aqui escritas,</text:p>
      <text:p text:style-name="P1">Entonam leitora voz de autor,</text:p>
      <text:p text:style-name="P1">na cabeça de quem lê:</text:p>
      <text:p text:style-name="P1">- E não pense que escrever é imunizar-se</text:p>
      <text:p text:style-name="P1">do próprio veneno. Escrevo lendo, e com</text:p>
      <text:p text:style-name="P1">voz de leitura minha mente escreve</text:p>
      <text:p text:style-name="P1">lendo,</text:p>
      <text:p text:style-name="P1">Passando de leitor a escritor num </text:p>
      <text:p text:style-name="P1">pequeno trecho,</text:p>
      <text:p text:style-name="P1">Induzido a escrever,</text:p>
      <text:p text:style-name="P1">Seguindo divagações doutros tempos,</text:p>
      <text:p text:style-name="P1">Alien,</text:p>
      <text:p text:style-name="P1">Linhas que foram apagadas pelo nada,</text:p>
      <text:p text:style-name="P1">Enquanto descorria palavras no caos,</text:p>
      <text:p text:style-name="P1">Com brutal força desconhecida,</text:p>
      <text:p text:style-name="P1">Parte linda do poema, </text:p>
      <text:p text:style-name="P1">Foi tomada pelo alien que não existe.</text:p>
      <text:p text:style-name="P1"/>
      <text:p text:style-name="P1">20/09/2016</text:p>
      <text:p text:style-name="P3"/>
      <text:p text:style-name="P1"/>
      <text:p text:style-name="P1">Não é como se eu não soubesse que </text:p>
      <text:p text:style-name="P1">daria certo, porém, não é como se</text:p>
      <text:p text:style-name="P1">eu nao tivesse ponderado que poderia dar </text:p>
      <text:p text:style-name="P1">errado.</text:p>
      <text:p text:style-name="P1"/>
      <text:p text:style-name="P1">06/09/2016</text:p>
      <text:p text:style-name="P3"/>
      <text:p text:style-name="P1"/>
      <text:p text:style-name="P1">A realidade, e aquilo que se é amado,</text:p>
      <text:p text:style-name="P1">Ambos distorcidos pelo prórpio mormaço,</text:p>
      <text:p text:style-name="P1">Revelam-se nítidos,</text:p>
      <text:p text:style-name="P1">Ante ao observador indiferente.</text:p>
      <text:p text:style-name="P1">Mas nem mesmo os maiores e menores </text:p>
      <text:p text:style-name="P1">eventos cósmicos conseguem se tornar </text:p>
      <text:p text:style-name="P1">totalmente indiferentes a toda interação</text:p>
      <text:p text:style-name="P1">presuposta,</text:p>
      <text:p text:style-name="P1">Enquanto um eventual ser caótico</text:p>
      <text:p text:style-name="P1">sistemático, pensa em esquivar-se desta </text:p>
      <text:p text:style-name="P1">borbulhante distorção do que se pensa</text:p>
      <text:p text:style-name="P1">acerca do real.</text:p>
      <text:p text:style-name="P1"/>
      <text:p text:style-name="P1">06/09/2016</text:p>
      <text:p text:style-name="P3"/>
      <text:p text:style-name="P1"/>
      <text:p text:style-name="P1"><text:soft-page-break/>Fase bonita da vida,</text:p>
      <text:p text:style-name="P1">A contemplação do tempo,</text:p>
      <text:p text:style-name="P1">Do trabalho e do desenvolvimento;</text:p>
      <text:p text:style-name="P1"/>
      <text:p text:style-name="P1">Um momento, </text:p>
      <text:p text:style-name="P1">Fragmentos de pensamentos.</text:p>
      <text:p text:style-name="P1"/>
      <text:p text:style-name="P1">24/06/2016</text:p>
      <text:p text:style-name="P3"/>
      <text:p text:style-name="P1"/>
      <text:p text:style-name="P1">O ruidoso pensamento,</text:p>
      <text:p text:style-name="P5">Racionaliza minha arte abstrata,</text:p>
      <text:p text:style-name="P1">A voz que sopra,</text:p>
      <text:p text:style-name="P1">dentro grita:</text:p>
      <text:p text:style-name="P1">É fraca!</text:p>
      <text:p text:style-name="P1">Chata!</text:p>
      <text:p text:style-name="P1">Calada!</text:p>
      <text:p text:style-name="P1">E se cala.</text:p>
      <text:p text:style-name="P1"/>
      <text:p text:style-name="P1">O Vazio triste,</text:p>
      <text:p text:style-name="P1">Do odioso infame, </text:p>
      <text:p text:style-name="P1">Observa averso, </text:p>
      <text:p text:style-name="P1">A natureza humana,</text:p>
      <text:p text:style-name="P1">E tudo aquilo que ama;</text:p>
      <text:p text:style-name="P1"/>
      <text:p text:style-name="P1">Evoca vil natureza profana,</text:p>
      <text:p text:style-name="P1">O bem do mau,</text:p>
      <text:p text:style-name="P1">A paixonite desjeitosa,</text:p>
      <text:p text:style-name="P1">daquilo,</text:p>
      <text:p text:style-name="P1">daquele homunculo criativo,</text:p>
      <text:p text:style-name="P1">Daquele monumento erguido,</text:p>
      <text:p text:style-name="P1">sobre o alicerce do indivíduo,</text:p>
      <text:p text:style-name="P1"/>
      <text:p text:style-name="P1">Confundindo o bando,</text:p>
      <text:p text:style-name="P1">Mesclando-se esquio, </text:p>
      <text:p text:style-name="P1">Deslizando em variáveis,</text:p>
      <text:p text:style-name="P1">Emulando realidades estáveis;</text:p>
      <text:p text:style-name="P1"/>
      <text:p text:style-name="P1">Tudo isso,</text:p>
      <text:p text:style-name="P1">num conjunto, </text:p>
      <text:p text:style-name="P1">de verdadeiras inverdades,</text:p>
      <text:p text:style-name="P1">Onde os opostos se revelam,</text:p>
      <text:p text:style-name="P1">Rebelando-se contra a factualidade,</text:p>
      <text:p text:style-name="P1">Pensando que se tem tudo,</text:p>
      <text:p text:style-name="P1">pela oposição a outra metade;</text:p>
      <text:p text:style-name="P1"/>
      <text:p text:style-name="P1"><text:soft-page-break/>Sem continuidade,</text:p>
      <text:p text:style-name="P1">Sem a multiplicidade ilusória,</text:p>
      <text:p text:style-name="P1">Das preocupações que supõe,</text:p>
      <text:p text:style-name="P1">As múltiplas ficções;</text:p>
      <text:p text:style-name="P1"/>
      <text:p text:style-name="P1">A costura na malha informacional</text:p>
      <text:p text:style-name="P1">da atualidade,</text:p>
      <text:p text:style-name="P1">A nossa inteligibilidade,</text:p>
      <text:p text:style-name="P1">A confusão além do equacional,</text:p>
      <text:p text:style-name="P1">O computacional futuro,</text:p>
      <text:p text:style-name="P1">Superior ao atual,</text:p>
      <text:p text:style-name="P1">Um computador humano, </text:p>
      <text:p text:style-name="P1">Pensando no poder do pensamento virtual,</text:p>
      <text:p text:style-name="P1">Além de toda e qualquer limitação, </text:p>
      <text:p text:style-name="P1">Superior a qualquer dimensão,</text:p>
      <text:p text:style-name="P1">De qualquer espaço tempo,</text:p>
      <text:p text:style-name="P1">Pensa, </text:p>
      <text:p text:style-name="P1">O ruidoso pensamento.</text:p>
      <text:p text:style-name="P1"/>
      <text:p text:style-name="P1">15/06/2016</text:p>
      <text:p text:style-name="P3"/>
      <text:p text:style-name="P1"/>
      <text:p text:style-name="P1">Porque compartilhar informaçoes?</text:p>
      <text:p text:style-name="P1">Para elevar o nivel informacional do conjunto,</text:p>
      <text:p text:style-name="P1">visando ultrapassar as barreiras que precedem o compartilhamento,</text:p>
      <text:p text:style-name="P1">a partir dos novos conhecimentos gerados pela assimilaçao entre conteudos.</text:p>
      <text:p text:style-name="P1">Qual a necessidade?</text:p>
      <text:p text:style-name="P1">A necessidade pode ser vista como finalidade da vida e do vivo: preservar a vida.</text:p>
      <text:p text:style-name="P1">E neste caso, usando dos metodos mais recentes e avançados posssiveis, para, atraves da superaçao individual(e do individuo),</text:p>
      <text:p text:style-name="P1">atingir metodos futuros ainda mais eficazes.</text:p>
      <text:p text:style-name="P1"/>
      <text:p text:style-name="P1">24/04/2016</text:p>
      <text:p text:style-name="P3"/>
      <text:p text:style-name="P1"/>
      <text:p text:style-name="P1">Não sei o que pode saber,</text:p>
      <text:p text:style-name="P1">Nem ao menos em que acredita;</text:p>
      <text:p text:style-name="P1">Porém sei o que sei,</text:p>
      <text:p text:style-name="P1">Sei que posso não saber,</text:p>
      <text:p text:style-name="P1">E em meio deste tudo,</text:p>
      <text:p text:style-name="P1">Conheço o que não se deve acreditar,</text:p>
      <text:p text:style-name="P1">E o que sozinho credita.</text:p>
      <text:p text:style-name="P1"/>
      <text:p text:style-name="P1">23/04/2016</text:p>
      <text:p text:style-name="P3"/>
      <text:p text:style-name="P1"/>
      <text:p text:style-name="P1"><text:soft-page-break/>De dentro para fora,</text:p>
      <text:p text:style-name="P1">O simples sobrepõe o complexo,</text:p>
      <text:p text:style-name="P1">Compreedendo e compactando,</text:p>
      <text:p text:style-name="P1">Durante o progresso.</text:p>
      <text:p text:style-name="P1"/>
      <text:p text:style-name="P1">28/03/2016</text:p>
      <text:p text:style-name="P3"/>
      <text:p text:style-name="P1"/>
      <text:p text:style-name="P1">A tecnologia reinventa o social, </text:p>
      <text:p text:style-name="P1">A ciência alimenta a tecnologia,</text:p>
      <text:p text:style-name="P1">êxodo social passa a rumar da alienação, </text:p>
      <text:p text:style-name="P1">ao tecnológico e científico, </text:p>
      <text:p text:style-name="P1">para rumar também a criação.</text:p>
      <text:p text:style-name="P1"/>
      <text:p text:style-name="P1">10/02/2016</text:p>
      <text:p text:style-name="P3"/>
      <text:p text:style-name="P1"/>
      <text:p text:style-name="P1">A tecnologia reinventa o social, </text:p>
      <text:p text:style-name="P1">A ciência alimenta a tecnologia,</text:p>
      <text:p text:style-name="P1">O êxodo social passa a rumar da alienação, </text:p>
      <text:p text:style-name="P1">ao tecnológico e científico, </text:p>
      <text:p text:style-name="P1">mostrando ao individuo, </text:p>
      <text:p text:style-name="P1">o que se pode criar.</text:p>
      <text:p text:style-name="P1">E além.</text:p>
      <text:p text:style-name="P1"/>
      <text:p text:style-name="P1">17/10/2016</text:p>
      <text:p text:style-name="P3"/>
      <text:p text:style-name="P1"/>
      <text:p text:style-name="P1">Nietzsche apresentou Zaratrusta, sob os destroços dos ídolos, e, Zaratrusta, apresentou-nos o super-homem.</text:p>
      <text:p text:style-name="P1">Ambas criações, de um criador. Porém, o personagem também cria algo, que talvez, o escritor sozinho não teria</text:p>
      <text:p text:style-name="P1">pulsão de criar.</text:p>
      <text:p text:style-name="P1">26/02/2016</text:p>
      <text:p text:style-name="P1"/>
      <text:p text:style-name="P1">Nietzsche apresentou aos leitores, Zaratrusta, e, sob os destroços dos ídolos, Zaratrusta apresentou-nos o Super-Homem.</text:p>
      <text:p text:style-name="P1">Ambas criações, de um criador. Porém, o personagem também cria algo com sua perspectiva, que talvez, o escritor sozinho, não teria pulsão de criar.</text:p>
      <text:p text:style-name="P1"/>
      <text:p text:style-name="P1">17/10/2016</text:p>
      <text:p text:style-name="P3"/>
      <text:p text:style-name="P1"/>
      <text:p text:style-name="P1"/>
      <text:p text:style-name="P1"/>
      <text:p text:style-name="P1"/>
      <text:p text:style-name="P1"><text:soft-page-break/>Nao sei o que se pode saber,</text:p>
      <text:p text:style-name="P1">Nem ao menos em que se acredita;</text:p>
      <text:p text:style-name="P1"/>
      <text:p text:style-name="P1">Porem sei o que sei,</text:p>
      <text:p text:style-name="P1">sei que posso nao saber, </text:p>
      <text:p text:style-name="P1">e em meio deste tudo,</text:p>
      <text:p text:style-name="P1">conheço o que nao se deve acreditar.</text:p>
      <text:p text:style-name="P1"/>
      <text:p text:style-name="P1">23/04/2016</text:p>
      <text:p text:style-name="P3"/>
      <text:p text:style-name="P1"/>
      <text:p text:style-name="P1">De dentro para fora,</text:p>
      <text:p text:style-name="P1">O simples sobreboe o complexo,</text:p>
      <text:p text:style-name="P1">Compreendendo e compactando,</text:p>
      <text:p text:style-name="P1">Durante o progresso.</text:p>
      <text:p text:style-name="P1"/>
      <text:p text:style-name="P1">28/03/2016</text:p>
      <text:p text:style-name="P3"/>
      <text:p text:style-name="P1"/>
      <text:p text:style-name="P1">Se a mentira, por exelencia, contrapoe a verdade,</text:p>
      <text:p text:style-name="P1">nao sera o mentiroso descarado aquele que melhor demonstra a verdade?</text:p>
      <text:p text:style-name="P1">A duvida abre espaço a questao, que por sua vez da espaço a novas respostas,</text:p>
      <text:p text:style-name="P1">a mentiras e a verdades.</text:p>
      <text:p text:style-name="P1">Mas nao seria esta questao uma mentira? </text:p>
      <text:p text:style-name="P1">Afinal, o que no mundo da incerteza e verdade, se nao, a incerteza </text:p>
      <text:p text:style-name="P1">do incerto?</text:p>
      <text:p text:style-name="P1"/>
      <text:p text:style-name="P1">08/03/2016</text:p>
      <text:p text:style-name="P3"/>
      <text:p text:style-name="P1"/>
      <text:p text:style-name="P1">Preciso de mais energia! Exclama a vida. </text:p>
      <text:p text:style-name="P1">Uso tudo que consigo para isto! Afirma o individuo.</text:p>
      <text:p text:style-name="P1">Superar o limite, e sempre este ciclo! Ecoa no infinito.</text:p>
      <text:p text:style-name="P1"/>
      <text:p text:style-name="P1">Porem, criar energia e a soluçao.</text:p>
      <text:p text:style-name="P1">Com energia suficiente, pode-se tambem</text:p>
      <text:p text:style-name="P1">superar a eficiencia na utilizaçao da energia,</text:p>
      <text:p text:style-name="P1">para aprimorar tudo que e relacionado a ela,</text:p>
      <text:p text:style-name="P1">aprimorando o ciclo, ate o momento da criaçao.</text:p>
      <text:p text:style-name="P1"/>
      <text:p text:style-name="P1">01/03/2016</text:p>
      <text:p text:style-name="P3"/>
      <text:p text:style-name="P1"/>
      <text:p text:style-name="P1">Uma gota cai. Entao existe a gota caindo em meio ao nada. Um reflexo, </text:p>
      <text:p text:style-name="P1">um hominideo que idealiza a respeito da gota e do refletir. </text:p>
      <text:p text:style-name="P1">Entao chega o momentum do impacto, tudo se transforma, o reflexo some,</text:p>
      <text:p text:style-name="P1"><text:soft-page-break/>a gota espatifa em goticulas, dispersa-se e ebule ao vapor, ao nada.</text:p>
      <text:p text:style-name="P1">Hominideo? Ja nao idealiza, pois fora apenas reflexo, que idealizava</text:p>
      <text:p text:style-name="P1">no microcosmos de uma realidade momentanea.</text:p>
      <text:p text:style-name="P1"/>
      <text:p text:style-name="P1">27/02/2016</text:p>
      <text:p text:style-name="P3"/>
      <text:p text:style-name="P1"/>
      <text:p text:style-name="P1">A vida toma como principal fim, a sobrevivencia, e o vivo sadio, de tudo faz para garantir </text:p>
      <text:p text:style-name="P1">a sobrevida. Imaginar todos os males terrestres e cosmicos que podem arrebatar a preciosa</text:p>
      <text:p text:style-name="P1">vida terrestre, pode incitar o desejo de superar o cosmos naqueles que desfrutam desta </text:p>
      <text:p text:style-name="P1">imagem curiosamente aterradora. Nao apenas por felicidades, ou racionalidades demasiadas</text:p>
      <text:p text:style-name="P1">que este desejo surgira, mas por ser a dadivosa espada de dos gumes da evoluçao humana ate </text:p>
      <text:p text:style-name="P1">o que escreve, tentando desesperada e tortuosa, superar o entendimento de si mesmo em torno</text:p>
      <text:p text:style-name="P1">do ambiente, para simplesmente garantir a continuidade, que na linha de tempo imaginavel </text:p>
      <text:p text:style-name="P1">deste universo, ja possui fim quase certo.</text:p>
      <text:p text:style-name="P1"/>
      <text:p text:style-name="P1">27/02/2016</text:p>
      <text:p text:style-name="P3"/>
      <text:p text:style-name="P1"/>
      <text:p text:style-name="P1"><text:tab/>Vivemos no universo interno de um eletron(m), e como na mecanica quantica,</text:p>
      <text:p text:style-name="P1">estamos observando - junto de tudo que nos compoe - o caminho que este universo toma, deteminando sua posiçao em relacao a nossa, e vice-versa. Nos tambem somos observados por todas as particulas, energias e possibilidades factuais que interagem conosco, e desta interaçao factual, nasce nossa realidade, e tambem nossa noçao de liberdade individualista, que existe junto a nossa percepçao humana de real, espaço e tempo.</text:p>
      <text:p text:style-name="P1"><text:tab/>Nada depende de nos para existir e tomar rumo, porem, parece-nos que a simples observaçao pode mudar este rumo, e se nao o for deste modo, nossas criaçoes fisicas podem, pois estas, sao manifestaçoes fisicas do mental(fisico enquanto parte do corpo{funcinamento cerebral, reaçoes eletroquimicas em um biocomputador que percebe o fisico atraves de sensores que interpretam de forma direta na virutalizaçao mental}, semifisico enquanto virtualizaçao metafisica{simulada mentalmente} do real), e por menores que sejam seus alcances vibracionais no mar do espaço tempo da fisica atual, sao estas alteraçoes diretas na realidade como um</text:p>
      <text:p text:style-name="P1">todo. </text:p>
      <text:p text:style-name="P1"/>
      <text:p text:style-name="P1">27/02/2016</text:p>
      <text:p text:style-name="P3"/>
      <text:p text:style-name="P2"/>
      <text:p text:style-name="P2"/>
      <text:p text:style-name="P2"><text:soft-page-break/>Uma vontade de você,</text:p>
      <text:p text:style-name="P2">apesar de que, </text:p>
      <text:p text:style-name="P2">não arrumei o quarto para lhe receber;</text:p>
      <text:p text:style-name="P2">Entre,</text:p>
      <text:p text:style-name="P2">Fique a vontade, sente,</text:p>
      <text:p text:style-name="P2">Perceba, </text:p>
      <text:p text:style-name="P2">no presente,</text:p>
      <text:p text:style-name="P2">o pensamento não mente,</text:p>
      <text:p text:style-name="P2">O sentimento sente,</text:p>
      <text:p text:style-name="P2">A mistura pura de sentidos,</text:p>
      <text:p text:style-name="P2">Que,</text:p>
      <text:p text:style-name="P2">Sozinhos,</text:p>
      <text:p text:style-name="P2">Não se podem perceber.</text:p>
      <text:p text:style-name="P2"/>
      <text:p text:style-name="P2">15/04/2015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Century Schoolbook L" svg:font-family="'Century Schoolbook L'" style:font-family-generic="roman" style:font-pitch="variable"/>
    <style:font-face style:name="DejaVu Serif Condensed" svg:font-family="'DejaVu Serif Condensed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17T20:48:06.346333790</meta:creation-date>
    <dc:date>2016-10-17T21:06:49.167672831</dc:date>
    <meta:editing-duration>PT18M40S</meta:editing-duration>
    <meta:editing-cycles>5</meta:editing-cycles>
    <meta:generator>LibreOffice/4.3.3.2$Linux_X86_64 LibreOffice_project/430m0$Build-2</meta:generator>
    <meta:document-statistic meta:table-count="0" meta:image-count="0" meta:object-count="0" meta:page-count="8" meta:paragraph-count="231" meta:word-count="1298" meta:character-count="8091" meta:non-whitespace-character-count="6984"/>
  </office:meta>
</office:document-meta>
</file>